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72a74"/>
    </style:style>
    <style:style style:name="T2" style:family="text">
      <style:text-properties officeooo:rsid="001900ba"/>
    </style:style>
    <style:style style:name="T3" style:family="text">
      <style:text-properties officeooo:rsid="001b5a3f"/>
    </style:style>
    <style:style style:name="T4" style:family="text">
      <style:text-properties officeooo:rsid="001c6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уществует клиент и сервер. Они обмениваются данными по средствам протокола <text:span text:style-name="T1">TCP. <text:s/>Для веб сайта и приложений бывает один API, бывают разные. <text:s/>API представляет собой определённый список возможностей и объектов. К API необходимо всегда писать/обновлять документацию что бы следующий разработчик или тестировщик мог быстро понять что и как работает. Когда мы из браузера переходим на веб страницу сервер по нашему запросу присылает нам HTML Javascript CSS (бывают страницы со всеми тремя элементами, бывают с одним из них или двумя). <text:s/>Протокол TCP — как и любой протокол это свод определённых правил, возможностей. Основные возможности <text:s/>TCP: <text:s/>соединения, разъединение, отправка данных, принятия данный, идентификация IP. Над <text:s/>TCP есть как бы надстройка — протокол <text:s/>HTTP. <text:s/>HTTP представляет собой более расширенные возможности. Основные возможности HTTP: код ответа от сервера, переадресация, получение данных, принятие данных, пути перехода, куки. Отличие куков от кэша: куки хранилище которое отправляется на сервер с каждым запросом, кэш хранит данные на стороне клиента. Оба хранилища крайне не надёжны.</text:span></text:p>
      <text:p text:style-name="Standard">Доменное имя это имя сайта для удобства пользователя. Под каждым доменноым именем закреплён айпи адрес. Сервер <text:span text:style-name="T2">DNS хранит списки всех доменных имён закреплённых за ним (например <text:s/>DNS сервер отвечающий за .com ). при запросе пользователем сайта сначала клиент обращается к DNS серверам, далее DNS сервера ищут верный адрес сайта с право на лево, начиная с сервера указанного в настройках клиента. К одному айпи адресу может быть привязано несколько доменных имён это возможно благодаря возможностям протокола HTTP. <text:s/>К одному доменному имени не может быть привязано несколько айпи адресов одновременно. (Айпи адрес привязан к геолокации) </text:span></text:p>
      <text:p text:style-name="Standard">Принципы работы интернет: набор протоколов, определяющих взаимодействие устройств в сети. Модель <text:span text:style-name="T3">OSI определяет иерархию протоколов. Всего 7 уровней иерархии. 1 уровень физический, 2 уровень <text:s/>канальный, 3 уровень сетевой, 4 уровень транспортный (TCP, UDP) , 5 уровень сеансовый, 6 уровень представительский, 7 уровень прикладной.</text:span></text:p>
      <text:p text:style-name="Standard"><text:s text:c="2"/><text:span text:style-name="T4">GIT система контроля версий. Позволяет отправлять и получать данные, сохраняет историю изменений, собирает информацию верно при командной работе, если два и более человека внесли изменения в одни и те же данные гит спросит какие именно изменения применить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6:33:30.541700088</meta:creation-date>
    <dc:date>2018-06-30T19:46:20.128137419</dc:date>
    <meta:editing-duration>PT1H1M39S</meta:editing-duration>
    <meta:editing-cycles>3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4" meta:word-count="326" meta:character-count="2325" meta:non-whitespace-character-count="1987"/>
  </office:meta>
</office:document-meta>
</file>